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dmin" style:family="table">
      <style:table-properties style:width="17cm" table:align="margins"/>
    </style:style>
    <style:style style:name="Admin.A" style:family="table-column">
      <style:table-column-properties style:column-width="8.5cm" style:rel-column-width="32767*"/>
    </style:style>
    <style:style style:name="Admin.A1" style:family="table-cell">
      <style:table-cell-properties fo:padding="0cm" fo:border="none" style:writing-mode="pag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A1" style:family="table-cell">
      <style:table-cell-properties fo:padding="0cm" fo:border="none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832fa" officeooo:paragraph-rsid="001832f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832fa" officeooo:paragraph-rsid="001832f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832fa" officeooo:paragraph-rsid="0018403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84031" officeooo:paragraph-rsid="0018403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84031" officeooo:paragraph-rsid="00196e8e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bb2ff" officeooo:paragraph-rsid="001bb2f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832fa" officeooo:paragraph-rsid="001832fa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832fa" officeooo:paragraph-rsid="001832fa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1832fa"/>
    </style:style>
    <style:style style:name="P10" style:family="paragraph" style:parent-style-name="Standard">
      <style:text-properties officeooo:rsid="00184031" officeooo:paragraph-rsid="00184031"/>
    </style:style>
    <style:style style:name="P11" style:family="paragraph" style:parent-style-name="Standard">
      <style:text-properties officeooo:paragraph-rsid="00196e8e"/>
    </style:style>
    <style:style style:name="P12" style:family="paragraph" style:parent-style-name="Standard">
      <style:text-properties officeooo:paragraph-rsid="001bb2ff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1832fa" officeooo:paragraph-rsid="001832fa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1832fa" officeooo:paragraph-rsid="00184031" style:font-size-asian="16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1832fa" officeooo:paragraph-rsid="00196e8e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officeooo:rsid="001832fa" officeooo:paragraph-rsid="001bb2ff" style:font-size-asian="16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fo:font-size="16pt" officeooo:paragraph-rsid="001832fa" style:font-size-asian="16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fo:font-size="16pt" officeooo:paragraph-rsid="00184031" style:font-size-asian="16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fo:font-size="16pt" officeooo:paragraph-rsid="00196e8e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fo:font-size="16pt" officeooo:paragraph-rsid="001bb2ff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fo:font-size="16pt" officeooo:rsid="00184031" officeooo:paragraph-rsid="00184031" style:font-size-asian="16pt" style:font-size-complex="16pt"/>
    </style:style>
    <style:style style:name="P23" style:family="paragraph" style:parent-style-name="Table_20_Contents">
      <style:paragraph-properties fo:text-align="start" style:justify-single-word="false"/>
      <style:text-properties fo:font-size="16pt" officeooo:rsid="00196e8e" officeooo:paragraph-rsid="00196e8e" style:font-size-asian="16pt" style:font-size-complex="16pt"/>
    </style:style>
    <style:style style:name="P24" style:family="paragraph" style:parent-style-name="Table_20_Contents">
      <style:paragraph-properties fo:text-align="start" style:justify-single-word="false"/>
      <style:text-properties fo:font-size="16pt" officeooo:rsid="001afae6" officeooo:paragraph-rsid="001afae6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1bebf6" officeooo:paragraph-rsid="001bebf6" style:font-size-asian="16pt" style:font-size-complex="16pt"/>
    </style:style>
    <style:style style:name="P26" style:family="paragraph" style:parent-style-name="Table_20_Contents">
      <style:paragraph-properties fo:text-align="start" style:justify-single-word="false"/>
      <style:text-properties fo:font-size="16pt" officeooo:rsid="001832fa" officeooo:paragraph-rsid="001832fa" style:font-size-asian="14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1832fa" officeooo:paragraph-rsid="00196e8e" style:font-size-asian="14pt" style:font-size-complex="16pt"/>
    </style:style>
    <style:style style:name="P28" style:family="paragraph" style:parent-style-name="Table_20_Contents">
      <style:paragraph-properties fo:text-align="start" style:justify-single-word="false"/>
      <style:text-properties fo:font-size="16pt" officeooo:rsid="00184031" officeooo:paragraph-rsid="00184031" style:font-size-asian="14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fo:font-size="16pt" officeooo:rsid="001bb2ff" officeooo:paragraph-rsid="001bb2ff" style:font-size-asian="14pt" style:font-size-complex="16pt"/>
    </style:style>
    <style:style style:name="P30" style:family="paragraph" style:parent-style-name="Table_20_Contents">
      <style:paragraph-properties fo:text-align="start" style:justify-single-word="false"/>
      <style:text-properties fo:font-size="16pt" fo:font-weight="bold" officeooo:rsid="001832fa" officeooo:paragraph-rsid="001832fa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6pt" fo:font-weight="bold" officeooo:rsid="001832fa" officeooo:paragraph-rsid="00184031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6pt" fo:font-weight="bold" officeooo:rsid="001832fa" officeooo:paragraph-rsid="00196e8e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6pt" fo:font-weight="bold" officeooo:rsid="001832fa" officeooo:paragraph-rsid="001bb2ff" style:font-size-asian="16pt" style:font-weight-asian="bold" style:font-size-complex="16pt" style:font-weight-complex="bold"/>
    </style:style>
    <style:style style:name="T1" style:family="text">
      <style:text-properties officeooo:rsid="001832fa"/>
    </style:style>
    <style:style style:name="T2" style:family="text">
      <style:text-properties officeooo:rsid="00184031"/>
    </style:style>
    <style:style style:name="T3" style:family="text">
      <style:text-properties officeooo:rsid="00196e8e"/>
    </style:style>
    <style:style style:name="T4" style:family="text">
      <style:text-properties officeooo:rsid="001afae6"/>
    </style:style>
    <style:style style:name="T5" style:family="text">
      <style:text-properties officeooo:rsid="001bb2ff"/>
    </style:style>
    <style:style style:name="T6" style:family="text">
      <style:text-properties officeooo:rsid="001beb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IS DOCUMENT</text:p>
      <text:p text:style-name="P1"/>
      <text:p text:style-name="P1"/>
      <text:p text:style-name="P8">Admin Table</text:p>
      <text:p text:style-name="P7"/>
      <table:table table:name="Admin" table:style-name="Admin">
        <table:table-column table:style-name="Admin.A" table:number-columns-repeated="2"/>
        <table:table-row table:style-name="TableLine94231884252688">
          <table:table-cell table:style-name="Admin.A1" office:value-type="string">
            <text:p text:style-name="P30">Field</text:p>
          </table:table-cell>
          <table:table-cell table:style-name="Admin.A1" office:value-type="string">
            <text:p text:style-name="P30">TYPE</text:p>
          </table:table-cell>
        </table:table-row>
        <table:table-row table:style-name="TableLine94231884252688">
          <table:table-cell table:style-name="Admin.A1" office:value-type="string">
            <text:p text:style-name="P26">adminid</text:p>
          </table:table-cell>
          <table:table-cell table:style-name="Admin.A1" office:value-type="string">
            <text:p text:style-name="P13">int(20) primarykey-ai</text:p>
          </table:table-cell>
        </table:table-row>
        <table:table-row table:style-name="TableLine94231884252688">
          <table:table-cell table:style-name="Admin.A1" office:value-type="string">
            <text:p text:style-name="P13">name</text:p>
          </table:table-cell>
          <table:table-cell table:style-name="Admin.A1" office:value-type="string">
            <text:p text:style-name="P17">varchar(30) </text:p>
          </table:table-cell>
        </table:table-row>
        <table:table-row table:style-name="TableLine94231884252688">
          <table:table-cell table:style-name="Admin.A1" office:value-type="string">
            <text:p text:style-name="P13">email</text:p>
          </table:table-cell>
          <table:table-cell table:style-name="Admin.A1" office:value-type="string">
            <text:p text:style-name="P17">varchar(30) </text:p>
          </table:table-cell>
        </table:table-row>
        <table:table-row table:style-name="TableLine94231884252688">
          <table:table-cell table:style-name="Admin.A1" office:value-type="string">
            <text:p text:style-name="P13">password</text:p>
          </table:table-cell>
          <table:table-cell table:style-name="Admin.A1" office:value-type="string">
            <text:p text:style-name="P17">varchar(30) </text:p>
          </table:table-cell>
        </table:table-row>
        <table:table-row table:style-name="TableLine94231884252688">
          <table:table-cell table:style-name="Admin.A1" office:value-type="string">
            <text:p text:style-name="P13">phonenumber</text:p>
          </table:table-cell>
          <table:table-cell table:style-name="Admin.A1" office:value-type="string">
            <text:p text:style-name="P13">bigint(15)</text:p>
          </table:table-cell>
        </table:table-row>
      </table:table>
      <text:p text:style-name="P7"/>
      <text:p text:style-name="P2">Employee Table</text:p>
      <text:p text:style-name="P2"/>
      <text:p text:style-name="P2"/>
      <table:table table:name="Table1" table:style-name="Table1">
        <table:table-column table:style-name="Table1.A" table:number-columns-repeated="2"/>
        <table:table-row table:style-name="TableLine94231887318576">
          <table:table-cell table:style-name="Table1.A1" office:value-type="string">
            <text:p text:style-name="P30">Field</text:p>
          </table:table-cell>
          <table:table-cell table:style-name="Table1.A1" office:value-type="string">
            <text:p text:style-name="P30">TYPE</text:p>
          </table:table-cell>
        </table:table-row>
        <table:table-row table:style-name="TableLine94231887318576">
          <table:table-cell table:style-name="Table1.A1" office:value-type="string">
            <text:p text:style-name="P26">id</text:p>
          </table:table-cell>
          <table:table-cell table:style-name="Table1.A1" office:value-type="string">
            <text:p text:style-name="P13">int(10) primarykey-ai</text:p>
          </table:table-cell>
        </table:table-row>
        <table:table-row table:style-name="TableLine94231887318576"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8">varchar(<text:span text:style-name="T1">25</text:span>) </text:p>
          </table:table-cell>
        </table:table-row>
        <table:table-row table:style-name="TableLine94231887318576">
          <table:table-cell table:style-name="Table1.A1" office:value-type="string">
            <text:p text:style-name="P13">email</text:p>
          </table:table-cell>
          <table:table-cell table:style-name="Table1.A1" office:value-type="string">
            <text:p text:style-name="P18">Varchar(<text:span text:style-name="T1">25</text:span>) - <text:span text:style-name="T2">unique</text:span></text:p>
          </table:table-cell>
        </table:table-row>
        <table:table-row table:style-name="TableLine94231887318576">
          <table:table-cell table:style-name="Table1.A1" office:value-type="string">
            <text:p text:style-name="P13">password</text:p>
          </table:table-cell>
          <table:table-cell table:style-name="Table1.A1" office:value-type="string">
            <text:p text:style-name="P18">varchar(<text:span text:style-name="T1">5</text:span>0) </text:p>
          </table:table-cell>
        </table:table-row>
        <table:table-row table:style-name="TableLine94231887318576">
          <table:table-cell table:style-name="Table1.A1" office:value-type="string">
            <text:p text:style-name="P13">phonenumber</text:p>
          </table:table-cell>
          <table:table-cell table:style-name="Table1.A1" office:value-type="string">
            <text:p text:style-name="P13">Bigint(15) - <text:span text:style-name="T2">unique</text:span></text:p>
          </table:table-cell>
        </table:table-row>
        <table:table-row table:style-name="TableLine94231887318576">
          <table:table-cell table:style-name="Table1.A1" office:value-type="string">
            <text:p text:style-name="P13">managerid</text:p>
          </table:table-cell>
          <table:table-cell table:style-name="Table1.A1" office:value-type="string">
            <text:p text:style-name="P13">int(5) – foreign key – <text:span text:style-name="T5">managerid from manager table</text:span></text:p>
          </table:table-cell>
        </table:table-row>
        <table:table-row table:style-name="TableLine94231887318576">
          <table:table-cell table:style-name="Table1.A1" office:value-type="string">
            <text:p text:style-name="P13">usertype</text:p>
          </table:table-cell>
          <table:table-cell table:style-name="Table1.A1" office:value-type="string">
            <text:p text:style-name="P13">varchar(20)</text:p>
          </table:table-cell>
        </table:table-row>
      </table:table>
      <text:p text:style-name="Standard"/>
      <text:p text:style-name="P2">Manager Table</text:p>
      <text:p text:style-name="P2"/>
      <table:table table:name="Table2" table:style-name="Table2">
        <table:table-column table:style-name="Table2.A" table:number-columns-repeated="2"/>
        <table:table-row table:style-name="TableLine94231907998320">
          <table:table-cell table:style-name="Table2.A1" office:value-type="string">
            <text:p text:style-name="P30">Field</text:p>
          </table:table-cell>
          <table:table-cell table:style-name="Table2.A1" office:value-type="string">
            <text:p text:style-name="P30">TYPE</text:p>
          </table:table-cell>
        </table:table-row>
        <table:table-row table:style-name="TableLine94231907998320">
          <table:table-cell table:style-name="Table2.A1" office:value-type="string">
            <text:p text:style-name="P26">managerid</text:p>
          </table:table-cell>
          <table:table-cell table:style-name="Table2.A1" office:value-type="string">
            <text:p text:style-name="P13">int(10) primarykey-ai</text:p>
          </table:table-cell>
        </table:table-row>
        <table:table-row table:style-name="TableLine94231907998320">
          <table:table-cell table:style-name="Table2.A1" office:value-type="string">
            <text:p text:style-name="P13">managername</text:p>
          </table:table-cell>
          <table:table-cell table:style-name="Table2.A1" office:value-type="string">
            <text:p text:style-name="P18">varchar(<text:span text:style-name="T1">25</text:span>) </text:p>
          </table:table-cell>
        </table:table-row>
        <table:table-row table:style-name="TableLine94231907998320">
          <table:table-cell table:style-name="Table2.A1" office:value-type="string">
            <text:p text:style-name="P13">email</text:p>
          </table:table-cell>
          <table:table-cell table:style-name="Table2.A1" office:value-type="string">
            <text:p text:style-name="P18">Varchar(<text:span text:style-name="T1">25</text:span>) - <text:span text:style-name="T2">unique</text:span></text:p>
          </table:table-cell>
        </table:table-row>
        <table:table-row table:style-name="TableLine94231907998320">
          <table:table-cell table:style-name="Table2.A1" office:value-type="string">
            <text:p text:style-name="P13">password</text:p>
          </table:table-cell>
          <table:table-cell table:style-name="Table2.A1" office:value-type="string">
            <text:p text:style-name="P18">varchar(<text:span text:style-name="T1">5</text:span>0) </text:p>
          </table:table-cell>
        </table:table-row>
        <table:table-row table:style-name="TableLine94231907998320">
          <table:table-cell table:style-name="Table2.A1" office:value-type="string">
            <text:p text:style-name="P13">phonenumber</text:p>
          </table:table-cell>
          <table:table-cell table:style-name="Table2.A1" office:value-type="string">
            <text:p text:style-name="P13">Bigint(15) - <text:span text:style-name="T2">unique</text:span></text:p>
          </table:table-cell>
        </table:table-row>
        <table:table-row table:style-name="TableLine94231907998320">
          <table:table-cell table:style-name="Table2.A1" office:value-type="string">
            <text:p text:style-name="P13">usertype</text:p>
          </table:table-cell>
          <table:table-cell table:style-name="Table2.A1" office:value-type="string">
            <text:p text:style-name="P13">varchar(20)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/text:p>
      <text:p text:style-name="P3"><text:span text:style-name="T2">Leave</text:span> Table</text:p>
      <text:p text:style-name="P3"/>
      <text:p text:style-name="P3"/>
      <table:table table:name="Table3" table:style-name="Table3">
        <table:table-column table:style-name="Table3.A" table:number-columns-repeated="2"/>
        <table:table-row table:style-name="TableLine94231908042944">
          <table:table-cell table:style-name="Table3.A1" office:value-type="string">
            <text:p text:style-name="P31">Field</text:p>
          </table:table-cell>
          <table:table-cell table:style-name="Table3.A1" office:value-type="string">
            <text:p text:style-name="P31">TYPE</text:p>
          </table:table-cell>
        </table:table-row>
        <table:table-row table:style-name="TableLine94231908042944">
          <table:table-cell table:style-name="Table3.A1" office:value-type="string">
            <text:p text:style-name="P28">sno</text:p>
          </table:table-cell>
          <table:table-cell table:style-name="Table3.A1" office:value-type="string">
            <text:p text:style-name="P14">int(10) primarykey-ai</text:p>
          </table:table-cell>
        </table:table-row>
        <table:table-row table:style-name="TableLine94231908042944">
          <table:table-cell table:style-name="Table3.A1" office:value-type="string">
            <text:p text:style-name="P22">types</text:p>
          </table:table-cell>
          <table:table-cell table:style-name="Table3.A1" office:value-type="string">
            <text:p text:style-name="P19">varchar(<text:span text:style-name="T1">25</text:span>) </text:p>
          </table:table-cell>
        </table:table-row>
      </table:table>
      <text:p text:style-name="P3"/>
      <text:p text:style-name="P4">LeaveApprove Table</text:p>
      <text:p text:style-name="P4"/>
      <text:p text:style-name="P5"/>
      <table:table table:name="Table4" table:style-name="Table4">
        <table:table-column table:style-name="Table4.A" table:number-columns-repeated="2"/>
        <table:table-row table:style-name="TableLine94231907462656">
          <table:table-cell table:style-name="Table4.A1" office:value-type="string">
            <text:p text:style-name="P32">Field</text:p>
          </table:table-cell>
          <table:table-cell table:style-name="Table4.A1" office:value-type="string">
            <text:p text:style-name="P32">TYPE</text:p>
          </table:table-cell>
        </table:table-row>
        <table:table-row table:style-name="TableLine94231907462656">
          <table:table-cell table:style-name="Table4.A1" office:value-type="string">
            <text:p text:style-name="P27">id</text:p>
          </table:table-cell>
          <table:table-cell table:style-name="Table4.A1" office:value-type="string">
            <text:p text:style-name="P15">int(10) primarykey-ai</text:p>
          </table:table-cell>
        </table:table-row>
        <table:table-row table:style-name="TableLine94231907462656">
          <table:table-cell table:style-name="Table4.A1" office:value-type="string">
            <text:p text:style-name="P23">fromdate</text:p>
          </table:table-cell>
          <table:table-cell table:style-name="Table4.A1" office:value-type="string">
            <text:p text:style-name="P20">varchar(<text:span text:style-name="T3">11</text:span>) </text:p>
          </table:table-cell>
        </table:table-row>
        <table:table-row table:style-name="TableLine94231907462656">
          <table:table-cell table:style-name="Table4.A1" office:value-type="string">
            <text:p text:style-name="P23">todate</text:p>
          </table:table-cell>
          <table:table-cell table:style-name="Table4.A1" office:value-type="string">
            <text:p text:style-name="P20"><text:span text:style-name="T3">v</text:span>archar(<text:span text:style-name="T3">11</text:span>) </text:p>
          </table:table-cell>
        </table:table-row>
        <table:table-row table:style-name="TableLine94231907462656">
          <table:table-cell table:style-name="Table4.A1" office:value-type="string">
            <text:p text:style-name="P23">leavetypes</text:p>
          </table:table-cell>
          <table:table-cell table:style-name="Table4.A1" office:value-type="string">
            <text:p text:style-name="P20">varchar(<text:span text:style-name="T1">5</text:span>0) </text:p>
          </table:table-cell>
        </table:table-row>
        <table:table-row table:style-name="TableLine94231907462656">
          <table:table-cell table:style-name="Table4.A1" office:value-type="string">
            <text:p text:style-name="P23">days</text:p>
          </table:table-cell>
          <table:table-cell table:style-name="Table4.A1" office:value-type="string">
            <text:p text:style-name="P15">int(<text:span text:style-name="T4">3</text:span>) </text:p>
          </table:table-cell>
        </table:table-row>
        <table:table-row table:style-name="TableLine94231907462656"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15">varchar(20<text:span text:style-name="T4">0</text:span>)</text:p>
          </table:table-cell>
        </table:table-row>
        <table:table-row table:style-name="TableLine94231907462656">
          <table:table-cell table:style-name="Table4.A1" office:value-type="string">
            <text:p text:style-name="P23">employeename</text:p>
          </table:table-cell>
          <table:table-cell table:style-name="Table4.A1" office:value-type="string">
            <text:p text:style-name="P24">varchar(20)</text:p>
          </table:table-cell>
        </table:table-row>
        <table:table-row table:style-name="TableLine94231907462656">
          <table:table-cell table:style-name="Table4.A1" office:value-type="string">
            <text:p text:style-name="P23">status</text:p>
          </table:table-cell>
          <table:table-cell table:style-name="Table4.A1" office:value-type="string">
            <text:p text:style-name="P24">varchar(15)</text:p>
          </table:table-cell>
        </table:table-row>
        <table:table-row table:style-name="TableLine94231907462656">
          <table:table-cell table:style-name="Table4.A1" office:value-type="string">
            <text:p text:style-name="P23">employeeid</text:p>
          </table:table-cell>
          <table:table-cell table:style-name="Table4.A1" office:value-type="string">
            <text:p text:style-name="P24">int(5)-foreign id – <text:span text:style-name="T5">id from employee table</text:span></text:p>
          </table:table-cell>
        </table:table-row>
      </table:table>
      <text:p text:style-name="P11"/>
      <text:p text:style-name="P6">Association Table</text:p>
      <text:p text:style-name="P6"/>
      <text:p text:style-name="P6"/>
      <table:table table:name="Table5" table:style-name="Table5">
        <table:table-column table:style-name="Table5.A" table:number-columns-repeated="2"/>
        <table:table-row table:style-name="TableLine94231939330672">
          <table:table-cell table:style-name="Table5.A1" office:value-type="string">
            <text:p text:style-name="P33">Field</text:p>
          </table:table-cell>
          <table:table-cell table:style-name="Table5.A1" office:value-type="string">
            <text:p text:style-name="P33">TYPE</text:p>
          </table:table-cell>
        </table:table-row>
        <table:table-row table:style-name="TableLine94231939330672">
          <table:table-cell table:style-name="Table5.A1" office:value-type="string">
            <text:p text:style-name="P29">associd</text:p>
          </table:table-cell>
          <table:table-cell table:style-name="Table5.A1" office:value-type="string">
            <text:p text:style-name="P16">int(<text:span text:style-name="T6">5</text:span>) primarykey-ai</text:p>
          </table:table-cell>
        </table:table-row>
        <table:table-row table:style-name="TableLine94231939330672">
          <table:table-cell table:style-name="Table5.A1" office:value-type="string">
            <text:p text:style-name="P25">employeeid</text:p>
          </table:table-cell>
          <table:table-cell table:style-name="Table5.A1" office:value-type="string">
            <text:p text:style-name="P21"><text:span text:style-name="T6">Int</text:span>(<text:span text:style-name="T1">5</text:span>) – <text:span text:style-name="T6">foreign key – id from employee table</text:span></text:p>
          </table:table-cell>
        </table:table-row>
        <table:table-row table:style-name="TableLine94231939330672">
          <table:table-cell table:style-name="Table5.A1" office:value-type="string">
            <text:p text:style-name="P25">managerid</text:p>
          </table:table-cell>
          <table:table-cell table:style-name="Table5.A1" office:value-type="string">
            <text:p text:style-name="P25">Int(5) – foreign key – managerid from manager tabl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1T17:14:48.594580709</meta:creation-date>
    <dc:date>2022-08-21T17:57:09.359400805</dc:date>
    <meta:editing-duration>PT4M26S</meta:editing-duration>
    <meta:editing-cycles>3</meta:editing-cycles>
    <meta:generator>LibreOffice/6.4.7.2$Linux_X86_64 LibreOffice_project/40$Build-2</meta:generator>
    <meta:document-statistic meta:table-count="6" meta:image-count="0" meta:object-count="0" meta:page-count="2" meta:paragraph-count="83" meta:word-count="127" meta:character-count="989" meta:non-whitespace-character-count="926"/>
  </office:meta>
</office:document-meta>
</file>